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10.53mm" svg:height="108.24mm" svg:x="306.98mm" svg:y="15.36mm">
            <text:p text:style-name="P1">Jeżeli liczba przepracowanych nadgodzin jest mniejsza bądź</text:p>
            <text:p text:style-name="P1">Równa liczbie nadgodzin bez premii to za kazda nadgodzine</text:p>
            <text:p text:style-name="P1">Naliczana jest stawka za 1 nadgodzine.</text:p>
            <text:p text:style-name="P1">W przeciwnym wypadku jeżeli liczba przepracowanych</text:p>
            <text:p text:style-name="P1">Nadgodzin jest wieksza niż liczba nadgodzin bez premii, to </text:p>
            <text:p text:style-name="P1">Do każdej godzinnej stawki nadgodzin powyzej tej granicy</text:p>
            <text:p text:style-name="P1">Doliczane jest jeszcze 150% godzinnej stawki</text:p>
            <text:p text:style-name="P1">Pomnozonej przez ilosc nadgodzin powyzej granicy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4:38.42093295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10:07.239425141</dc:date>
    <meta:print-date>2003-03-13T12:37:37</meta:print-date>
    <meta:generator>LibreOffice/6.0.2.1$Linux_X86_64 LibreOffice_project/00m0$Build-1</meta:generator>
    <meta:editing-duration>PT4M34S</meta:editing-duration>
    <meta:editing-cycles>3</meta:editing-cycles>
    <meta:document-statistic meta:table-count="3" meta:cell-count="16" meta:object-count="2"/>
  </office:meta>
</office:document-meta>
</file>